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 style:font-adornments="標準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273cm"/>
    </style:style>
    <style:style style:name="gr6" style:family="graphic" style:parent-style-name="objectwithoutfill">
      <style:graphic-properties draw:stroke="dash" draw:stroke-dash="Fine_20_Dotted" draw:marker-end="Arrow" draw:marker-end-width="0.5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size="24pt" style:font-size-asian="24pt" style:font-size-complex="18pt"/>
    </style:style>
    <style:style style:name="P2" style:family="paragraph">
      <style:text-properties fo:font-size="24pt" style:font-size-asian="24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382cm" svg:height="2.4cm" svg:x="1.2cm" svg:y="1.1cm">
          <text:p text:style-name="P1">Context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82cm" svg:height="2.4cm" svg:x="17.018cm" svg:y="1.1cm">
          <text:p text:style-name="P1">Context 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cm" svg:y1="3.5cm" svg:x2="4.4cm" svg:y2="17.9cm">
          <text:p/>
        </draw:line>
        <draw:line draw:style-name="gr2" draw:text-style-name="P1" draw:layer="layout" svg:x1="20.2cm" svg:y1="3.5cm" svg:x2="20.2cm" svg:y2="17.9cm">
          <text:p/>
        </draw:line>
        <draw:custom-shape draw:style-name="gr3" draw:text-style-name="P1" draw:layer="layout" svg:width="0.6cm" svg:height="8.2cm" svg:x="4.1cm" svg:y="4.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cm" svg:y1="12.5cm" svg:x2="20.1cm" svg:y2="12.5cm">
          <text:p/>
        </draw:line>
        <draw:frame draw:style-name="gr5" draw:text-style-name="P1" draw:layer="layout" svg:width="5.3cm" svg:height="2.605cm" svg:x="12.5cm" svg:y="9.995cm">
          <draw:text-box>
            <text:p text:style-name="P1">Context</text:p>
            <text:p text:style-name="P1">Switch</text:p>
          </draw:text-box>
        </draw:frame>
        <draw:custom-shape draw:style-name="gr3" draw:text-style-name="P1" draw:layer="layout" svg:width="0.6cm" svg:height="4.1cm" svg:x="19.9cm" svg:y="1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6.2cm" svg:x="4.4cm" svg:y="6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3cm" svg:y1="3.5cm" svg:x2="12.3cm" svg:y2="17.9cm">
          <text:p/>
        </draw:line>
        <draw:line draw:style-name="gr6" draw:text-style-name="P1" draw:layer="layout" svg:x1="4.7cm" svg:y1="8.4cm" svg:x2="12.3cm" svg:y2="8.4cm">
          <text:p/>
        </draw:line>
        <draw:custom-shape draw:style-name="gr3" draw:text-style-name="P1" draw:layer="layout" svg:width="0.6cm" svg:height="8.2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1.6cm" svg:x="20.2cm" svg:y="13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4cm" svg:y1="15.3cm" svg:x2="12.2cm" svg:y2="15.3cm">
          <text:p/>
        </draw:line>
        <draw:frame draw:style-name="gr7" draw:text-style-name="P2" draw:layer="layout" svg:width="5.37cm" svg:height="1.428cm" svg:x="5.663cm" svg:y="7.051cm">
          <draw:text-box>
            <text:p text:style-name="P2">Acquire lock</text:p>
          </draw:text-box>
        </draw:frame>
        <draw:frame draw:style-name="gr7" draw:text-style-name="P1" draw:layer="layout" svg:width="5.701cm" svg:height="2.605cm" svg:x="13.299cm" svg:y="15.195cm">
          <draw:text-box>
            <text:p text:style-name="P1">Wait</text:p>
            <text:p text:style-name="P1">released lock</text:p>
          </draw:text-box>
        </draw:frame>
        <draw:frame draw:style-name="gr7" draw:text-style-name="P2" draw:layer="layout" svg:width="5.739cm" svg:height="1.428cm" svg:x="5.061cm" svg:y="5.472cm">
          <draw:text-box>
            <text:p text:style-name="P2">Subroutine X</text:p>
          </draw:text-box>
        </draw:frame>
        <draw:frame draw:style-name="gr7" draw:text-style-name="P2" draw:layer="layout" svg:width="5.739cm" svg:height="1.428cm" svg:x="20.872cm" svg:y="13.263cm">
          <draw:text-box>
            <text:p text:style-name="P2">Subroutine X</text:p>
          </draw:text-box>
        </draw:frame>
        <draw:custom-shape draw:style-name="gr1" draw:text-style-name="P4" draw:layer="layout" svg:width="4.8cm" svg:height="2.4cm" svg:x="9.9cm" svg:y="1.1cm">
          <text:p text:style-name="P3"><text:span text:style-name="T1">Lock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8cm" svg:height="1.8cm" svg:x="18.7cm" svg:y="10cm">
          <text:p text:style-name="P3"><text:span text:style-name="T1">X isn't reentrant.</text:span></text:p>
          <draw:enhanced-geometry svg:viewBox="0 0 21600 21600" draw:text-areas="800 800 20800 20800" draw:type="round-rectangular-callout" draw:modifiers="13522.6096737908 42852.1932259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L Pゴシック" svg:font-family="'VL Pゴシック'" style:font-adornments="標準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2" fo:font-family="'Comic Sans MS'" style:font-style-name="標準" style:font-family-generic="script" style:font-pitch="variable" fo:font-size="20pt" fo:font-style="normal" fo:text-shadow="none" style:text-underline-style="none" fo:font-weight="normal" style:letter-kerning="true" style:font-name-asian="VL Pゴシック" style:font-family-asian="'VL Pゴシック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8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4-07-22T20:08:52.656610258</dc:date>
    <dc:creator>Okabe Kiwamu</dc:creator>
    <meta:editing-duration>PT1H39M12S</meta:editing-duration>
    <meta:editing-cycles>123</meta:editing-cycles>
    <meta:generator>LibreOffice/4.2.5.2$Linux_X86_64 LibreOffice_project/420m0$Build-2</meta:generator>
    <meta:document-statistic meta:object-count="20"/>
  </office:meta>
</office:document-meta>
</file>